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loext:contextual-spacing="false" fo:margin-top="0cm" fo:margin-bottom="0.101cm"/>
    </style:style>
    <style:style style:name="P2" style:family="paragraph" style:parent-style-name="Text_20_body">
      <style:paragraph-properties fo:margin-top="0cm" fo:margin-bottom="0.101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Eingabedaten:</text:h>
      <text:p text:style-name="P2">Einfach: 2x Login</text:p>
      <text:p text:style-name="P2">Mittel: Delivery Report</text:p>
      <text:p text:style-name="P2">Komplex: Combustion Report</text:p>
      <text:p text:style-name="P2"/>
      <text:h text:style-name="P1" text:outline-level="3">Ausgabedaten:</text:h>
      <text:p text:style-name="P2">Einfach: CO2 prediction</text:p>
      <text:p text:style-name="P2">Mittel: 3x Listen (Delivery Reports, Combustion Reports, Waste Storage); 2x Formulare (Delivery, Combustion)</text:p>
      <text:p text:style-name="P2">Komplex:</text:p>
      <text:p text:style-name="P2"/>
      <text:h text:style-name="P1" text:outline-level="3">Abfragen:</text:h>
      <text:p text:style-name="P2">Einfach: 2x Loginüberprüfung</text:p>
      <text:p text:style-name="P2">Mittel: 2x angewählten Report (Delivery, Combustion)</text:p>
      <text:p text:style-name="P2">Komplex:</text:p>
      <text:p text:style-name="P2"/>
      <text:h text:style-name="P1" text:outline-level="3">Anwenderdaten:</text:h>
      <text:p text:style-name="P2">Einfach:</text:p>
      <text:p text:style-name="P2">Mittel: 2x Liste mit Reports (Delivery, Combustion), Liste mit Storageinhalt</text:p>
      <text:p text:style-name="P2">Komplex:</text:p>
      <text:p text:style-name="P2"/>
      <text:h text:style-name="P1" text:outline-level="3">Referenzdaten:</text:h>
      <text:p text:style-name="P2">Einfach: 2x Liste mit Konten (Deliverer, Operator)</text:p>
      <text:p text:style-name="P2">Mittel: <text:s/>Liste für CO2 Berechnung (eventuel)</text:p>
      <text:p text:style-name="P2">Komplex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10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40S</meta:editing-duration>
    <meta:editing-cycles>3</meta:editing-cycles>
    <meta:generator>OpenOffice/4.1.1$Win32 OpenOffice.org_project/411m6$Build-9775</meta:generator>
    <dc:date>2015-11-20T13:04:05.93</dc:date>
    <meta:document-statistic meta:table-count="0" meta:image-count="0" meta:object-count="0" meta:page-count="1" meta:paragraph-count="20" meta:word-count="67" meta:character-count="550"/>
    <meta:user-defined meta:name="Info 1"/>
    <meta:user-defined meta:name="Info 2"/>
    <meta:user-defined meta:name="Info 3"/>
    <meta:user-defined meta:name="Info 4"/>
  </office:meta>
</office:document-meta>
</file>